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11-2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7-09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7-01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9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0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10-29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24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4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9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2 0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20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8 0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1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909" calcext:value-type="float">
            <text:p>1.176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2332" calcext:value-type="float">
            <text:p>1.1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38296774194" calcext:value-type="float">
            <text:p>1.0853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38709677419" calcext:value-type="float">
            <text:p>1.032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7505806451613" calcext:value-type="float">
            <text:p>0.9375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046709677419" calcext:value-type="float">
            <text:p>0.8530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4602580645161" calcext:value-type="float">
            <text:p>0.8146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487483870968" calcext:value-type="float">
            <text:p>0.81548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3455172413793" calcext:value-type="float">
            <text:p>0.84345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15275" calcext:value-type="float">
            <text:p>0.8411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094193548387" calcext:value-type="float">
            <text:p>0.81509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45624" calcext:value-type="float">
            <text:p>0.9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654" calcext:value-type="float">
            <text:p>1.04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3936" calcext:value-type="float">
            <text:p>1.06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970916129032" calcext:value-type="float">
            <text:p>1.089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23664516129" calcext:value-type="float">
            <text:p>1.0822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5880516129032" calcext:value-type="float">
            <text:p>0.9858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3092903225807" calcext:value-type="float">
            <text:p>0.90309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9593806451613" calcext:value-type="float">
            <text:p>0.87959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1487448275862" calcext:value-type="float">
            <text:p>0.891487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550967741935" calcext:value-type="float">
            <text:p>0.90555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82912" calcext:value-type="float">
            <text:p>0.9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505" calcext:value-type="float">
            <text:p>0.992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6496" calcext:value-type="float">
            <text:p>0.95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5863225806452" calcext:value-type="float">
            <text:p>0.9458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682322580645" calcext:value-type="float">
            <text:p>1.006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954580645161" calcext:value-type="float">
            <text:p>0.9639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334709677419" calcext:value-type="float">
            <text:p>0.8713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885935483871" calcext:value-type="float">
            <text:p>0.8448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09935483871" calcext:value-type="float">
            <text:p>0.844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7295" calcext:value-type="float">
            <text:p>0.8837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1577548387097" calcext:value-type="float">
            <text:p>0.92157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0616" calcext:value-type="float">
            <text:p>0.9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002225" calcext:value-type="float">
            <text:p>0.9400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5936" calcext:value-type="float">
            <text:p>0.8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4631483870968" calcext:value-type="float">
            <text:p>0.8246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6030967741936" calcext:value-type="float">
            <text:p>0.9360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4035612903226" calcext:value-type="float">
            <text:p>0.9240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101677419355" calcext:value-type="float">
            <text:p>0.83810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1398451612903" calcext:value-type="float">
            <text:p>0.7913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723428571428" calcext:value-type="float">
            <text:p>0.780723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77175" calcext:value-type="float">
            <text:p>0.787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914322580645" calcext:value-type="float">
            <text:p>0.8139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7984" calcext:value-type="float">
            <text:p>0.85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3552" calcext:value-type="float">
            <text:p>0.83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880774193548" calcext:value-type="float">
            <text:p>0.81588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2936774193548" calcext:value-type="float">
            <text:p>0.8829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3185548387097" calcext:value-type="float">
            <text:p>0.8331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4920774193548" calcext:value-type="float">
            <text:p>0.7549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181677419355" calcext:value-type="float">
            <text:p>0.7161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2318193548387" calcext:value-type="float">
            <text:p>0.7023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5033931034483" calcext:value-type="float">
            <text:p>0.70503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58025" calcext:value-type="float">
            <text:p>0.705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8246451612903" calcext:value-type="float">
            <text:p>0.7182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6696" calcext:value-type="float">
            <text:p>0.73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752325" calcext:value-type="float">
            <text:p>0.7575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55128" calcext:value-type="float">
            <text:p>0.77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5666838709677" calcext:value-type="float">
            <text:p>0.7756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76575" calcext:value-type="float">
            <text:p>0.792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6096" calcext:value-type="float">
            <text:p>0.7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7754838709677" calcext:value-type="float">
            <text:p>0.7177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2289290322581" calcext:value-type="float">
            <text:p>0.6922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1080516129032" calcext:value-type="float">
            <text:p>0.6810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8165142857143" calcext:value-type="float">
            <text:p>0.66816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182" calcext:value-type="float">
            <text:p>0.69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3665806451613" calcext:value-type="float">
            <text:p>0.6936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2289290322581" calcext:value-type="float">
            <text:p>0.6922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861935483871" calcext:value-type="float">
            <text:p>0.6528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264" calcext:value-type="float">
            <text:p>0.7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178064516129" calcext:value-type="float">
            <text:p>0.8101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035096774194" calcext:value-type="float">
            <text:p>0.88303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1178580645161" calcext:value-type="float">
            <text:p>0.8511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884903225806" calcext:value-type="float">
            <text:p>0.76288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438451612903" calcext:value-type="float">
            <text:p>0.7304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0901161290323" calcext:value-type="float">
            <text:p>0.72090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274571428571" calcext:value-type="float">
            <text:p>0.72727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152125" calcext:value-type="float">
            <text:p>0.741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4429161290323" calcext:value-type="float">
            <text:p>0.7544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6224" calcext:value-type="float">
            <text:p>0.7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009875" calcext:value-type="float">
            <text:p>0.7900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64704" calcext:value-type="float">
            <text:p>0.76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3179870967742" calcext:value-type="float">
            <text:p>0.7631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496025" calcext:value-type="float">
            <text:p>0.824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7328" calcext:value-type="float">
            <text:p>0.88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638525" calcext:value-type="float">
            <text:p>0.7963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3952" calcext:value-type="float">
            <text:p>0.77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3307096774194" calcext:value-type="float">
            <text:p>0.7733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057428571429" calcext:value-type="float">
            <text:p>0.78605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42735483871" calcext:value-type="float">
            <text:p>0.801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8633806451613" calcext:value-type="float">
            <text:p>0.8186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4344" calcext:value-type="float">
            <text:p>0.85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389677419355" calcext:value-type="float">
            <text:p>0.8563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8361684210527" calcext:value-type="float">
            <text:p>0.808361684210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8284" calcext:value-type="float">
            <text:p>0.7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3692" calcext:value-type="float">
            <text:p>0.5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081100752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98" meta:object-count="0"/>
    <meta:user-defined meta:name="AppVersion">3.0</meta:user-defined>
  </office:meta>
</office:document-meta>
</file>